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85in" style:rel-column-width="20783*"/>
    </style:style>
    <style:style style:name="Table1.B" style:family="table-column">
      <style:table-column-properties style:column-width="0.1215in" style:rel-column-width="1061*"/>
    </style:style>
    <style:style style:name="Table1.C" style:family="table-column">
      <style:table-column-properties style:column-width="2.5in" style:rel-column-width="21845*"/>
    </style:style>
    <style:style style:name="Table1.D" style:family="table-column">
      <style:table-column-properties style:column-width="0.0611in" style:rel-column-width="533*"/>
    </style:style>
    <style:style style:name="Table1.E" style:family="table-column">
      <style:table-column-properties style:column-width="1.2194in" style:rel-column-width="10655*"/>
    </style:style>
    <style:style style:name="Table1.F" style:family="table-column">
      <style:table-column-properties style:column-width="1.2194in" style:rel-column-width="1065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2632in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474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4236in" table:align="margins"/>
    </style:style>
    <style:style style:name="Table3.A" style:family="table-column">
      <style:table-column-properties style:column-width="2.474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236in" table:align="margins"/>
    </style:style>
    <style:style style:name="Table4.A" style:family="table-column">
      <style:table-column-properties style:column-width="2.4743in" style:rel-column-width="21845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 style:font-name="Liberation Sans1"/>
    </style:style>
    <style:style style:name="P2" style:family="paragraph" style:parent-style-name="Standard">
      <style:text-properties fo:color="#000000" style:font-name="Liberation Sans1" fo:font-weight="normal" style:font-weight-asian="normal" style:font-weight-complex="normal"/>
    </style:style>
    <style:style style:name="P3" style:family="paragraph" style:parent-style-name="Heading_20_1">
      <style:paragraph-properties fo:break-before="page"/>
      <style:text-properties fo:color="#000000" style:font-name="Liberation Sans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paragraph-rsid="0030d7e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59831f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2f96a5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4cda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b4dc7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e6519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59f2e" officeooo:paragraph-rsid="00259f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65101" officeooo:paragraph-rsid="0028c49f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f96a5" officeooo:paragraph-rsid="002f96a5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ca423" officeooo:paragraph-rsid="006d4c1b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1" fo:font-size="12pt" fo:font-weight="normal" officeooo:paragraph-rsid="0071314f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07fa2" officeooo:paragraph-rsid="00407fa2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552d6" officeooo:paragraph-rsid="004552d6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bd25d" officeooo:paragraph-rsid="004bd25d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07fa2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41057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74116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fbc04" officeooo:paragraph-rsid="005556cf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fbc04" officeooo:paragraph-rsid="004fbc04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ans1" officeooo:rsid="0046806e" officeooo:paragraph-rsid="004959bb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1" officeooo:rsid="0046806e" officeooo:paragraph-rsid="0051e289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ans1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officeooo:paragraph-rsid="004f84ca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ans1" officeooo:rsid="004db71f" officeooo:paragraph-rsid="004f84ca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1" officeooo:rsid="004db71f" officeooo:paragraph-rsid="004db71f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71314f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5600bf" officeooo:paragraph-rsid="0071314f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259f2e" officeooo:paragraph-rsid="0071314f" style:font-size-asian="12pt" style:font-weight-asian="bold" style:font-size-complex="12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474116" style:font-size-asian="12pt"/>
    </style:style>
    <style:style style:name="T4" style:family="text">
      <style:text-properties officeooo:rsid="003e10f8"/>
    </style:style>
    <style:style style:name="T5" style:family="text">
      <style:text-properties officeooo:rsid="004db71f"/>
    </style:style>
    <style:style style:name="T6" style:family="text">
      <style:text-properties officeooo:rsid="0050cd75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weight="bold" style:font-weight-asian="bold" style:font-weight-complex="bold"/>
    </style:style>
    <style:style style:name="T9" style:family="text">
      <style:text-properties style:font-name="Liberation Serif1" fo:font-weight="bold" officeooo:rsid="005600bf" style:font-weight-asian="bold" style:font-weight-complex="bold"/>
    </style:style>
    <style:style style:name="T10" style:family="text">
      <style:text-properties style:font-name="Liberation Serif1" fo:font-weight="bold" officeooo:rsid="003d16c5" style:font-weight-asian="bold" style:font-weight-complex="bold"/>
    </style:style>
    <style:style style:name="T11" style:family="text">
      <style:text-properties style:font-name="Liberation Serif1" fo:font-weight="bold" officeooo:rsid="0033a040" style:font-weight-asian="bold" style:font-weight-complex="bold"/>
    </style:style>
    <style:style style:name="T12" style:family="text">
      <style:text-properties style:font-name="Liberation Serif1" fo:font-weight="bold" officeooo:rsid="00259f2e" style:font-weight-asian="bold" style:font-weight-complex="bold"/>
    </style:style>
    <style:style style:name="T13" style:family="text">
      <style:text-properties style:font-name="Liberation Serif1" fo:font-weight="bold" officeooo:rsid="00265101" style:font-weight-asian="bold" style:font-weight-complex="bold"/>
    </style:style>
    <style:style style:name="T14" style:family="text">
      <style:text-properties style:font-name="Liberation Serif1" fo:font-weight="bold" officeooo:rsid="006561c8" style:font-weight-asian="bold" style:font-weight-complex="bold"/>
    </style:style>
    <style:style style:name="T15" style:family="text">
      <style:text-properties style:font-name="Liberation Serif1" fo:font-weight="bold" officeooo:rsid="006950cc" style:font-weight-asian="bold" style:font-weight-complex="bold"/>
    </style:style>
    <style:style style:name="T16" style:family="text">
      <style:text-properties style:font-name="Liberation Serif1" fo:font-weight="bold" officeooo:rsid="006bc5f6" style:font-weight-asian="bold" style:font-weight-complex="bold"/>
    </style:style>
    <style:style style:name="T17" style:family="text">
      <style:text-properties style:font-name="Liberation Serif1" fo:font-weight="bold" officeooo:rsid="006d4c1b" style:font-weight-asian="bold" style:font-weight-complex="bold"/>
    </style:style>
    <style:style style:name="T18" style:family="text">
      <style:text-properties style:font-name="Liberation Serif1" officeooo:rsid="00259f2e"/>
    </style:style>
    <style:style style:name="T19" style:family="text">
      <style:text-properties style:font-name="Liberation Serif1" officeooo:rsid="0033a040"/>
    </style:style>
    <style:style style:name="T20" style:family="text">
      <style:text-properties style:font-name="Liberation Serif1" fo:font-size="12pt" fo:font-weight="bold" style:font-size-asian="12pt" style:font-weight-asian="bold" style:font-weight-complex="bold"/>
    </style:style>
    <style:style style:name="T21" style:family="text">
      <style:text-properties style:font-name="Liberation Serif1" fo:font-size="12pt" fo:font-weight="bold" officeooo:rsid="003d16c5" style:font-size-asian="12pt" style:font-weight-asian="bold" style:font-weight-complex="bold"/>
    </style:style>
    <style:style style:name="T22" style:family="text">
      <style:text-properties style:font-name="Liberation Serif1" fo:font-size="12pt" fo:font-weight="bold" officeooo:rsid="0033a040" style:font-size-asian="12pt" style:font-weight-asian="bold" style:font-weight-complex="bold"/>
    </style:style>
    <style:style style:name="T23" style:family="text">
      <style:text-properties style:font-name="Liberation Serif1" fo:font-size="12pt" fo:font-weight="bold" officeooo:rsid="00259f2e" style:font-size-asian="12pt" style:font-weight-asian="bold" style:font-weight-complex="bold"/>
    </style:style>
    <style:style style:name="T24" style:family="text">
      <style:text-properties style:font-name="Liberation Serif1" fo:font-size="12pt" fo:font-weight="bold" officeooo:rsid="005f184b" style:font-size-asian="12pt" style:font-weight-asian="bold" style:font-weight-complex="bold"/>
    </style:style>
    <style:style style:name="T25" style:family="text">
      <style:text-properties style:font-name="Liberation Serif1" fo:font-size="12pt" fo:font-weight="bold" officeooo:rsid="005d803b" style:font-size-asian="12pt" style:font-weight-asian="bold" style:font-weight-complex="bold"/>
    </style:style>
    <style:style style:name="T26" style:family="text">
      <style:text-properties style:font-name="Liberation Serif1" fo:font-size="12pt" fo:font-weight="bold" officeooo:rsid="0047c8eb" style:font-size-asian="12pt" style:font-weight-asian="bold" style:font-weight-complex="bold"/>
    </style:style>
    <style:style style:name="T27" style:family="text">
      <style:text-properties style:font-name="Liberation Serif1" fo:font-size="12pt" officeooo:rsid="00259f2e" style:font-size-asian="12pt"/>
    </style:style>
    <style:style style:name="T28" style:family="text">
      <style:text-properties officeooo:rsid="005600bf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officeooo:rsid="0071314f" style:font-weight-asian="bold" style:font-weight-complex="bold"/>
    </style:style>
    <style:style style:name="T31" style:family="text">
      <style:text-properties fo:font-weight="bold" officeooo:rsid="005600bf" style:font-weight-asian="bold" style:font-weight-complex="bold"/>
    </style:style>
    <style:style style:name="T32" style:family="text">
      <style:text-properties fo:font-weight="bold" officeooo:rsid="00747563" style:font-weight-asian="bold" style:font-weight-complex="bold"/>
    </style:style>
    <style:style style:name="T33" style:family="text">
      <style:text-properties officeooo:rsid="0074a6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3"><text:span text:style-name="T2"><text:placeholder text:placeholder-type="text">&lt;context['company.rec_name']&gt;</text:placeholder></text:span><text:line-break/><text:span text:style-name="T4">Triage</text:span> <text:span text:style-name="T33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<text:span text:style-name="T29">Name:</text:span> <text:span text:style-name="T7"><text:placeholder text:placeholder-type="text">&lt;patient.name&gt;</text:placeholder></text:span></text:p>
          </table:table-cell>
          <table:table-cell table:style-name="Table1.A1" table:number-columns-spanned="3" office:value-type="string">
            <text:p text:style-name="P5">Sex: <text:bookmark text:name="__DdeLink__2929_2052041992"/><text:span text:style-name="T9"><text:placeholder text:placeholder-type="text">&lt;choose test=""&gt;</text:placeholder></text:span><text:span text:style-name="T9"><text:placeholder text:placeholder-type="text">&lt;when test="patient.sex_display=='f'"&gt;</text:placeholder></text:span><text:span text:style-name="T9">Female </text:span><text:span text:style-name="T9"><text:placeholder text:placeholder-type="text">&lt;/when&gt;</text:placeholder></text:span><text:span text:style-name="T9"><text:placeholder text:placeholder-type="text">&lt;otherwise&gt;</text:placeholder></text:span><text:span text:style-name="T9">Male</text:span><text:span text:style-name="T9"><text:placeholder text:placeholder-type="text">&lt;/otherwise&gt;</text:placeholder></text:span><text:span text:style-name="T9"><text:placeholder text:placeholder-type="text">&lt;/choos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5"><text:span text:style-name="T28">UPI/MRN: </text:span><text:span text:style-name="T9"><text:placeholder text:placeholder-type="text">&lt;patient.id_display&gt;</text:placeholder></text:span></text:p>
          </table:table-cell>
          <table:covered-table-cell/>
        </table:table-row>
        <table:table-row>
          <table:table-cell table:style-name="Table1.A1" office:value-type="string">
            <text:p text:style-name="P10">Age: <text:bookmark-start text:name="__DdeLink__2929_20520419921"/><text:span text:style-name="T8"><text:placeholder text:placeholder-type="text">&lt;patient.age_display&gt;</text:placeholder></text:span><text:bookmark-end text:name="__DdeLink__2929_20520419921"/></text:p>
          </table:table-cell>
          <table:table-cell table:style-name="Table1.A1" table:number-columns-spanned="3" office:value-type="string">
            <text:p text:style-name="P11">Priority: <text:span text:style-name="T8"><text:placeholder text:placeholder-type="text">&lt;patient.priority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3">Status: <text:span text:style-name="T9"><text:placeholder text:placeholder-type="text">&lt;patient.priority&gt;</text:placeholder></text:span><text:span text:style-name="T9"> </text:span>- <text:span text:style-name="T13"><text:placeholder text:placeholder-type="text">&lt;choose test=""&gt;</text:placeholder></text:span><text:span text:style-name="T13"><text:placeholder text:placeholder-type="text">&lt;when test="patient.priority=='99'"&gt;</text:placeholder></text:span><text:span text:style-name="T14">Not prioritised</text:span><text:span text:style-name="T13"><text:placeholder text:placeholder-type="text">&lt;/when&gt;</text:placeholder></text:span><text:span text:style-name="T13"><text:placeholder text:placeholder-type="text">&lt;when test="patient.priority=='77'"&gt;</text:placeholder></text:span><text:span text:style-name="T15">Medical Alert</text:span><text:span text:style-name="T13"><text:placeholder text:placeholder-type="text">&lt;/when&gt;</text:placeholder></text:span><text:span text:style-name="T13"><text:placeholder text:placeholder-type="text">&lt;when test="patient.priority=='5'"&gt;</text:placeholder></text:span><text:span text:style-name="T16">Non-Urgent</text:span><text:span text:style-name="T13"><text:placeholder text:placeholder-type="text">&lt;/when&gt;</text:placeholder></text:span><text:span text:style-name="T13"><text:placeholder text:placeholder-type="text">&lt;when test="patient.priority=='4'"&gt;</text:placeholder></text:span><text:span text:style-name="T17">Less Urgent</text:span><text:span text:style-name="T13"><text:placeholder text:placeholder-type="text">&lt;/when&gt;</text:placeholder></text:span><text:span text:style-name="T13"><text:placeholder text:placeholder-type="text">&lt;when test="patient.priority=='3'"&gt;</text:placeholder></text:span><text:span text:style-name="T17">Urgent</text:span><text:span text:style-name="T13"><text:placeholder text:placeholder-type="text">&lt;/when&gt;</text:placeholder></text:span><text:span text:style-name="T13"><text:placeholder text:placeholder-type="text">&lt;when test="patient.priority=='2'"&gt;</text:placeholder></text:span><text:span text:style-name="T17">Very Urgent</text:span><text:span text:style-name="T13"><text:placeholder text:placeholder-type="text">&lt;/when&gt;</text:placeholder></text:span><text:span text:style-name="T13"><text:placeholder text:placeholder-type="text">&lt;when test="patient.priority=='1'"&gt;</text:placeholder></text:span><text:span text:style-name="T17">Immediate</text:span><text:span text:style-name="T13"><text:placeholder text:placeholder-type="text">&lt;/when&gt;</text:placeholder></text:span><text:span text:style-name="T11"><text:placeholder text:placeholder-type="text">&lt;/choose&gt;</text:placeholder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2">Id Type: <text:span text:style-name="T12"><text:placeholder text:placeholder-type="text">&lt;patient.id_type&gt;</text:placeholder></text:span></text:p>
          </table:table-cell>
          <table:table-cell table:style-name="Table1.A1" table:number-columns-spanned="3" office:value-type="string">
            <text:p text:style-name="P6">Id Number: <text:span text:style-name="T12"><text:placeholder text:placeholder-type="text">&lt;patient.id_number&gt;</text:placeholder></text:span></text:p>
          </table:table-cell>
          <table:covered-table-cell/>
          <table:covered-table-cell/>
          <table:table-cell table:style-name="Table1.A1" office:value-type="string">
            <text:p text:style-name="P7">Injury: <text:span text:style-name="T8"><text:placeholder text:placeholder-type="text">&lt;choose test=""&gt;</text:placeholder></text:span><text:span text:style-name="T8"><text:placeholder text:placeholder-type="text">&lt;when test="patient.injury==False"&gt;</text:placeholder></text:span><text:span text:style-name="T10">N</text:span><text:span text:style-name="T8">o</text:span><text:span text:style-name="T8"><text:placeholder text:placeholder-type="text">&lt;/when&gt;</text:placeholder></text:span><text:span text:style-name="T8"><text:placeholder text:placeholder-type="text">&lt;otherwise&gt;</text:placeholder></text:span><text:span text:style-name="T11">Yes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</table:table-cell>
          <table:table-cell table:style-name="Table1.A1" office:value-type="string">
            <text:p text:style-name="P8">Review:<text:span text:style-name="T7"> </text:span><text:span text:style-name="T8"><text:placeholder text:placeholder-type="text">&lt;choose test=""&gt;</text:placeholder></text:span><text:span text:style-name="T8"><text:placeholder text:placeholder-type="text">&lt;when test="patient.review==False"&gt;</text:placeholder></text:span><text:span text:style-name="T10">N</text:span><text:span text:style-name="T8">o</text:span><text:span text:style-name="T8"><text:placeholder text:placeholder-type="text">&lt;/when&gt;</text:placeholder></text:span><text:span text:style-name="T8"><text:placeholder text:placeholder-type="text">&lt;otherwise&gt;</text:placeholder></text:span><text:span text:style-name="T11">Yes</text:span><text:span text:style-name="T11"><text:placeholder text:placeholder-type="text">&lt;/otherwise&gt;</text:placeholder></text:span><text:span text:style-name="T19"><text:placeholder text:placeholder-type="text">&lt;/choose&gt;</text:placeholder></text:span></text:p>
          </table:table-cell>
        </table:table-row>
        <table:table-row>
          <table:table-cell table:style-name="Table1.A1" table:number-columns-spanned="6" office:value-type="string">
            <text:p text:style-name="P9">Primary Complaint: <text:span text:style-name="T18"><text:placeholder text:placeholder-type="text">&lt;patient.complain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4"><text:span text:style-name="T31"><text:placeholder text:placeholder-type="text">&lt;choose test=""&gt;</text:placeholder></text:span><text:span text:style-name="T31"><text:placeholder text:placeholder-type="text">&lt;when test="patient.note_display"&gt;</text:placeholder></text:span><text:span text:style-name="T30">Note</text:span><text:span text:style-name="T32">s</text:span><text:span text:style-name="T31">:</text:span><text:span text:style-name="T31"><text:placeholder text:placeholder-type="text">&lt;/when&gt;</text:placeholder></text:span><text:span text:style-name="T31"><text:placeholder text:placeholder-type="text">&lt;otherwise&gt;</text:placeholder></text:span><text:span text:style-name="T31"><text:placeholder text:placeholder-type="text">&lt;/otherwise&gt;</text:placeholder></text:span><text:span text:style-name="T31"><text:placeholder text:placeholder-type="text">&lt;/choose&gt;</text:placeholder></text:span></text:p>
            <text:p text:style-name="P30"/>
            <text:p text:style-name="P29"><text:placeholder text:placeholder-type="text">&lt;for each="note in patient.note_display.split('\n')"&gt;</text:placeholder></text:p>
            <text:p text:style-name="P29"><text:placeholder text:placeholder-type="text">&lt;not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table:number-columns-spanned="3" office:value-type="string">
                  <text:p text:style-name="P15">Syndromes/Surveillance 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8">Fever: <text:span text:style-name="T20"><text:placeholder text:placeholder-type="text">&lt;choose test=""&gt;</text:placeholder></text:span><text:span text:style-name="T20"><text:placeholder text:placeholder-type="text">&lt;when test="patient.symp_fever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8">Respiratory: <text:span text:style-name="T20"><text:placeholder text:placeholder-type="text">&lt;choose test=""&gt;</text:placeholder></text:span><text:span text:style-name="T20"><text:placeholder text:placeholder-type="text">&lt;when test="patient.symp_respiratory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</text:span><text:soft-page-break/><text:span text:style-name="T22">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8">Jaundice: <text:span text:style-name="T20"><text:placeholder text:placeholder-type="text">&lt;choose test=""&gt;</text:placeholder></text:span><text:span text:style-name="T20"><text:placeholder text:placeholder-type="text">&lt;when test="patient.symp_jaundice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8">Hemorrhagic: <text:span text:style-name="T20"><text:placeholder text:placeholder-type="text">&lt;choose test=""&gt;</text:placeholder></text:span><text:span text:style-name="T20"><text:placeholder text:placeholder-type="text">&lt;when test="patient.symp_hemorrhagic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8">Neurological: <text:span text:style-name="T20"><text:placeholder text:placeholder-type="text">&lt;choose test=""&gt;</text:placeholder></text:span><text:span text:style-name="T20"><text:placeholder text:placeholder-type="text">&lt;when test="patient.symp_neurological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8">Arthralgia/Arthritis: <text:span text:style-name="T20"><text:placeholder text:placeholder-type="text">&lt;choose test=""&gt;</text:placeholder></text:span><text:span text:style-name="T20"><text:placeholder text:placeholder-type="text">&lt;when test="patient.symp_arthritis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8">Rash: <text:span text:style-name="T20"><text:placeholder text:placeholder-type="text">&lt;choose test=""&gt;</text:placeholder></text:span><text:span text:style-name="T20"><text:placeholder text:placeholder-type="text">&lt;when test="patient.symp_rash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8">Vomiting: <text:span text:style-name="T20"><text:placeholder text:placeholder-type="text">&lt;choose test=""&gt;</text:placeholder></text:span><text:span text:style-name="T20"><text:placeholder text:placeholder-type="text">&lt;when test="patient.symp_vomitting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2.A1" office:value-type="string">
                  <text:p text:style-name="P18">Diarrhea: <text:span text:style-name="T20"><text:placeholder text:placeholder-type="text">&lt;choose test=""&gt;</text:placeholder></text:span><text:span text:style-name="T20"><text:placeholder text:placeholder-type="text">&lt;when test="patient.symp_diarrhoea==False"&gt;</text:placeholder></text:span><text:span text:style-name="T21">N</text:span><text:span text:style-name="T20">o</text:span><text:span text:style-name="T20"><text:placeholder text:placeholder-type="text">&lt;/when&gt;</text:placeholder></text:span><text:span text:style-name="T20"><text:placeholder text:placeholder-type="text">&lt;otherwise&gt;</text:placeholder></text:span><text:span text:style-name="T22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9">Countries Visited/Contact With Traveler: <text:span text:style-name="T27"><text:placeholder text:placeholder-type="text">&lt;patient.recent_travel_contact&gt;</text:placeholder></text:span>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table:number-columns-spanned="3" office:value-type="string">
                  <text:p text:style-name="P16">Vital Signs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3">Temperature (°C):<text:span text:style-name="T20"> </text:span><text:span text:style-name="T23"><text:placeholder text:placeholder-type="text">&lt;patient.temperature&gt;</text:placeholder></text:span></text:p>
                </table:table-cell>
                <table:table-cell table:style-name="Table3.A1" table:number-columns-spanned="2" office:value-type="string">
                  <text:p text:style-name="P24"><text:span text:style-name="T6">Blood</text:span> Pressure: <text:span text:style-name="T24"><text:placeholder text:placeholder-type="text">&lt;if test="patient.systolic and patient.diastolic"&gt;</text:placeholder></text:span><text:span text:style-name="T23"><text:placeholder text:placeholder-type="text">&lt;patient.systolic&gt;</text:placeholder></text:span><text:span text:style-name="T23">/</text:span><text:span text:style-name="T23"><text:placeholder text:placeholder-type="text">&lt;patient.diastolic&gt;</text:placeholder></text:span><text:span text:style-name="T25"><text:placeholder text:placeholder-type="text">&lt;/if&gt;</text:placeholder></text:span>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3">Heart Rate (bpm): <text:span text:style-name="T23"><text:placeholder text:placeholder-type="text">&lt;patient.bpm&gt;</text:placeholder></text:span></text:p>
                </table:table-cell>
                <table:table-cell table:style-name="Table3.A1" office:value-type="string">
                  <text:p text:style-name="P23">Respiratory Rate:<text:span text:style-name="T8"> </text:span><text:span text:style-name="T23"><text:placeholder text:placeholder-type="text">&lt;patient.respiratory_rate&gt;</text:placeholder></text:span></text:p>
                </table:table-cell>
                <table:table-cell table:style-name="Table3.A1" office:value-type="string">
                  <text:p text:style-name="P23">Oxygen Saturation: <text:span text:style-name="T23"><text:placeholder text:placeholder-type="text">&lt;patient.osat&gt;</text:placeholder></text:span></text:p>
                </table:table-cell>
              </table:table-row>
              <table:table-row>
                <table:table-cell table:style-name="Table3.A1" office:value-type="string">
                  <text:p text:style-name="P23">Glucose (mmol/l): <text:span text:style-name="T23"><text:placeholder text:placeholder-type="text">&lt;patient.glucose&gt;</text:placeholder></text:span></text:p>
                </table:table-cell>
                <table:table-cell table:style-name="Table3.A1" office:value-type="string">
                  <text:p text:style-name="P23">Height (cm): <text:span text:style-name="T23"><text:placeholder text:placeholder-type="text">&lt;patient.height&gt;</text:placeholder></text:span></text:p>
                </table:table-cell>
                <table:table-cell table:style-name="Table3.A1" office:value-type="string">
                  <text:p text:style-name="P23">Weight (kg): <text:span text:style-name="T23"><text:placeholder text:placeholder-type="text">&lt;patient.weight&gt;</text:placeholder></text:span></text:p>
                </table:table-cell>
              </table:table-row>
              <table:table-row>
                <table:table-cell table:style-name="Table3.A1" office:value-type="string">
                  <text:p text:style-name="P23">Last Menstrual Period: <text:span text:style-name="T23"><text:placeholder text:placeholder-type="text">&lt;patient.lmp&gt;</text:placeholder></text:span></text:p>
                </table:table-cell>
                <table:table-cell table:style-name="Table3.A1" office:value-type="string">
                  <text:p text:style-name="P20"><text:s/><text:span text:style-name="T1"><text:placeholder text:placeholder-type="text">&lt;choose test=""&gt;</text:placeholder></text:span><text:span text:style-name="T1"><text:placeholder text:placeholder-type="text">&lt;when test="patient.pregnant==False"&gt;</text:placeholder>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3">Pregnant: </text:span><text:span text:style-name="T26">Yes</text:span><text:span text:style-name="T22"><text:placeholder text:placeholder-type="text">&lt;/otherwise&gt;</text:placeholder></text:span><text:span text:style-name="T22"><text:placeholder text:placeholder-type="text">&lt;/choose&gt;</text:placeholder></text:span></text:p>
                </table:table-cell>
                <table:table-cell table:style-name="Table3.A1" office:value-type="string">
                  <text:p text:style-name="P25"/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table:number-columns-spanned="3" office:value-type="string">
                  <text:p text:style-name="P17">Urine Analysis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27">Blood: <text:span text:style-name="T23"><text:placeholder text:placeholder-type="text">&lt;patient.uri_blood&gt;</text:placeholder></text:span></text:p>
                </table:table-cell>
                <table:table-cell table:style-name="Table4.A1" office:value-type="string">
                  <text:p text:style-name="P27">Nitrite: <text:span text:style-name="T23"><text:placeholder text:placeholder-type="text">&lt;patient.uri_nitrite&gt;</text:placeholder></text:span></text:p>
                </table:table-cell>
                <table:table-cell table:style-name="Table4.A1" office:value-type="string">
                  <text:p text:style-name="P27">Protein: <text:span text:style-name="T23"><text:placeholder text:placeholder-type="text">&lt;patient.uri_protein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7">Glucose: <text:span text:style-name="T23"><text:placeholder text:placeholder-type="text">&lt;patient.uri_glucose&gt;</text:placeholder></text:span></text:p>
                </table:table-cell>
                <table:table-cell table:style-name="Table4.A1" office:value-type="string">
                  <text:p text:style-name="P27">Ketone: <text:span text:style-name="T23"><text:placeholder text:placeholder-type="text">&lt;patient.uri_ketone&gt;</text:placeholder></text:span></text:p>
                </table:table-cell>
                <table:table-cell table:style-name="Table4.A1" office:value-type="string">
                  <text:p text:style-name="P26"><text:span text:style-name="T5">Leukosytes: </text:span><text:span text:style-name="T23"><text:placeholder text:placeholder-type="text">&lt;patient.uri_leuko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7">Bilirubin: <text:span text:style-name="T23"><text:placeholder text:placeholder-type="text">&lt;patient.uri_bilirubin&gt;</text:placeholder></text:span></text:p>
                </table:table-cell>
                <table:table-cell table:style-name="Table4.A1" office:value-type="string">
                  <text:p text:style-name="P27">Urobilinogen: <text:span text:style-name="T23"><text:placeholder text:placeholder-type="text">&lt;patient.uri_urobili&gt;</text:placeholder></text:span></text:p>
                </table:table-cell>
                <table:table-cell table:style-name="Table4.A1" office:value-type="string">
                  <text:p text:style-name="P27">pH: <text:span text:style-name="T23"><text:placeholder text:placeholder-type="text">&lt;patient.uri_ph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7">Specific Gravity: <text:span text:style-name="T23"><text:placeholder text:placeholder-type="text">&lt;patient.uri_specific_gravity&gt;</text:placeholder></text:span></text:p>
                </table:table-cell>
                <table:table-cell table:style-name="Table4.A1" office:value-type="string">
                  <text:p text:style-name="P28"/>
                </table:table-cell>
                <table:table-cell table:style-name="Table4.A1" office:value-type="string">
                  <text:p text:style-name="P28"/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1">Institution:<text:span text:style-name="T24"><text:placeholder text:placeholder-type="text">&lt;if test="patient.institution"&gt;</text:placeholder></text:span><text:span text:style-name="T8"> </text:span><text:span text:style-name="T23"><text:placeholder text:placeholder-type="text">&lt;patient.institution.name.name&gt;</text:placeholder></text:span><text:span text:style-name="T25"><text:placeholder text:placeholder-type="text">&lt;/if&gt;</text:placeholder></text:span></text:p>
          </table:table-cell>
          <table:covered-table-cell/>
          <table:table-cell table:style-name="Table1.A1" office:value-type="string">
            <text:p text:style-name="P22">End Time: <text:span text:style-name="T23"><text:placeholder text:placeholder-type="text">&lt;patient.end_time&gt;</text:placeholder></text:span></text:p>
          </table:table-cell>
          <table:table-cell table:style-name="Table1.A1" table:number-columns-spanned="3" office:value-type="string">
            <text:p text:style-name="P22">Total Time: <text:span text:style-name="T23"><text:placeholder text:placeholder-type="text">&lt;patient.total_time&gt;</text:placeholder>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4" meta:image-count="0" meta:object-count="0" meta:page-count="3" meta:paragraph-count="54" meta:word-count="175" meta:character-count="3269" meta:non-whitespace-character-count="3146"/>
  </office:meta>
</office:document-meta>
</file>